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70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/>
    </style:style>
    <style:style style:name="ce22" style:family="table-cell" style:parent-style-name="Default" style:data-style-name="N140">
      <style:table-cell-properties fo:background-color="#dddddd" style:cell-protect="none" style:print-content="true"/>
    </style:style>
    <style:style style:name="ce23" style:family="table-cell" style:parent-style-name="Default" style:data-style-name="N140"/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 style:data-style-name="N131"/>
    <style:style style:name="ce26" style:family="table-cell" style:parent-style-name="Default">
      <style:table-cell-properties fo:background-color="#ffffff" style:shadow="#808080 4.99pt 4.99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26">
      <style:table-cell-properties fo:background-color="#dddddd" style:cell-protect="none" style:print-content="true"/>
    </style:style>
    <style:style style:name="ce29" style:family="table-cell" style:parent-style-name="Default" style:data-style-name="N127"/>
    <style:style style:name="ce30" style:family="table-cell" style:parent-style-name="Default" style:data-style-name="N136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1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3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8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2">
          <table:table-cell table:style-name="ce7"/>
          <table:table-cell table:style-name="ce14"/>
          <table:table-cell table:style-name="ce18"/>
          <table:table-cell table:number-columns-repeated="7"/>
        </table:table-row>
        <table:table-row table:style-name="ro2" table:number-rows-repeated="2">
          <table:table-cell table:style-name="ce8"/>
          <table:table-cell table:style-name="ce15"/>
          <table:table-cell table:style-name="ce19"/>
          <table:table-cell table:number-columns-repeated="7"/>
        </table:table-row>
        <table:table-row table:style-name="ro2">
          <table:table-cell table:style-name="ce9" office:value-type="string" calcext:value-type="string">
            <text:p>Audited figures?</text:p>
          </table:table-cell>
          <table:table-cell table:style-name="ce16" table:content-validation-name="val1"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Financial year end</text:p>
          </table:table-cell>
          <table:table-cell table:style-name="ce17" table:content-validation-name="val2" office:value-type="float" office:value="2017" calcext:value-type="float">
            <text:p>2017</text:p>
          </table:table-cell>
          <table:table-cell table:style-name="ce19"/>
          <table:table-cell table:number-columns-repeated="7"/>
        </table:table-row>
        <table:table-row table:style-name="ro2">
          <table:table-cell table:style-name="ce8"/>
          <table:table-cell table:style-name="ce15"/>
          <table:table-cell table:style-name="ce19"/>
          <table:table-cell table:number-columns-repeated="7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0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1"/>
          <table:table-cell table:style-name="ce24" table:formula="of:=IF(NOT(ISBLANK([.A16])); IF(NOT(ISBLANK([.B16])); &quot;Don't specify category and subcategory on the same line&quot;; IF(NOT(ISBLANK([.C16])); &quot;Don't specify an amount for the category.&quot;;  &quot;&quot;)); IF(NOT(ISBLANK([.B16]));IF(ISBLANK([.C16]); &quot;You need to specify an amount.&quot;; &quot;&quot;); IF(NOT(ISBLANK([.C16])); &quot;You need to specify a sub-category name&quot;; &quot;&quot;)))">
            <text:p/>
          </table:table-cell>
          <table:table-cell table:style-name="ce23" table:formula="of:=IF(ISBLANK([.A16]); 0; SUM([.C16:.C$75])-SUM([.E17:.E$75]))" office:value-type="float" office:value="36" calcext:value-type="float">
            <text:p>R 36.00</text:p>
          </table:table-cell>
          <table:table-cell table:formula="of:=ROW([.F16])" office:value-type="float" office:value="16" calcext:value-type="float">
            <text:p>16</text:p>
          </table:table-cell>
          <table:table-cell table:formula="of:=ROW([.G16])" office:value-type="float" office:value="16" calcext:value-type="float">
            <text:p>16</text:p>
          </table:table-cell>
          <table:table-cell table:number-matrix-columns-spanned="1" table:number-matrix-rows-spanned="162" table:formula="of:=FREQUENCY([.G16:.G176];[.F16:.F17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1</text:p>
          </table:table-cell>
          <table:table-cell table:style-name="ce22" office:value-type="float" office:value="6" calcext:value-type="float">
            <text:p>R 6.00</text:p>
          </table:table-cell>
          <table:table-cell table:style-name="ce24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3" table:formula="of:=IF(ISBLANK([.A17]); 0; SUM([.C17:.C$75])-SUM([.E18:.E$75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table:formula="of:=[.H16]+[.I16]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2</text:p>
          </table:table-cell>
          <table:table-cell table:style-name="ce22" office:value-type="float" office:value="12" calcext:value-type="float">
            <text:p>R 12.00</text:p>
          </table:table-cell>
          <table:table-cell table:style-name="ce24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3" table:formula="of:=IF(ISBLANK([.A18]); 0; SUM([.C18:.C$75])-SUM([.E19:.E$75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Foo3</text:p>
          </table:table-cell>
          <table:table-cell table:style-name="ce22" office:value-type="float" office:value="13" calcext:value-type="float">
            <text:p>R 13.00</text:p>
          </table:table-cell>
          <table:table-cell table:style-name="ce24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3" table:formula="of:=IF(ISBLANK([.A19]); 0; SUM([.C19:.C$75])-SUM([.E20:.E$75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3" table:formula="of:=IF(ISBLANK([.A20]); 0; SUM([.C20:.C$75])-SUM([.E21:.E$75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3" table:formula="of:=IF(ISBLANK([.A21]); 0; SUM([.C21:.C$75])-SUM([.E22:.E$75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r1</text:p>
          </table:table-cell>
          <table:table-cell table:style-name="ce22" office:value-type="float" office:value="5" calcext:value-type="float">
            <text:p>R 5.00</text:p>
          </table:table-cell>
          <table:table-cell table:style-name="ce24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3" table:formula="of:=IF(ISBLANK([.A22]); 0; SUM([.C22:.C$75])-SUM([.E23:.E$75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3" table:formula="of:=IF(ISBLANK([.A23]); 0; SUM([.C23:.C$75])-SUM([.E24:.E$75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3" table:formula="of:=IF(ISBLANK([.A24]); 0; SUM([.C24:.C$75])-SUM([.E25:.E$75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office:value-type="string" calcext:value-type="string">
            <text:p>Baz</text:p>
          </table:table-cell>
          <table:table-cell table:style-name="ce13"/>
          <table:table-cell table:style-name="ce22"/>
          <table:table-cell table:style-name="ce24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3" table:formula="of:=IF(ISBLANK([.A25]); 0; SUM([.C25:.C$75])-SUM([.E26:.E$75]))" office:value-type="float" office:value="222" calcext:value-type="float">
            <text:p>R 222.00</text:p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2</text:p>
          </table:table-cell>
          <table:table-cell table:style-name="ce22" office:value-type="float" office:value="45" calcext:value-type="float">
            <text:p>R 45.00</text:p>
          </table:table-cell>
          <table:table-cell table:style-name="ce24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3" table:formula="of:=IF(ISBLANK([.A26]); 0; SUM([.C26:.C$75])-SUM([.E27:.E$75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3</text:p>
          </table:table-cell>
          <table:table-cell table:style-name="ce22" office:value-type="float" office:value="123" calcext:value-type="float">
            <text:p>R 123.00</text:p>
          </table:table-cell>
          <table:table-cell table:style-name="ce24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3" table:formula="of:=IF(ISBLANK([.A27]); 0; SUM([.C27:.C$75])-SUM([.E28:.E$75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4</text:p>
          </table:table-cell>
          <table:table-cell table:style-name="ce22" office:value-type="float" office:value="1" calcext:value-type="float">
            <text:p>R 1.00</text:p>
          </table:table-cell>
          <table:table-cell table:style-name="ce24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3" table:formula="of:=IF(ISBLANK([.A28]); 0; SUM([.C28:.C$75])-SUM([.E29:.E$75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5</text:p>
          </table:table-cell>
          <table:table-cell table:style-name="ce22" office:value-type="float" office:value="44" calcext:value-type="float">
            <text:p>R 44.00</text:p>
          </table:table-cell>
          <table:table-cell table:style-name="ce24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3" table:formula="of:=IF(ISBLANK([.A29]); 0; SUM([.C29:.C$75])-SUM([.E30:.E$75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/>
          <table:table-cell table:style-name="ce13" office:value-type="string" calcext:value-type="string">
            <text:p>Baz1</text:p>
          </table:table-cell>
          <table:table-cell table:style-name="ce22" office:value-type="float" office:value="9" calcext:value-type="float">
            <text:p>R 9.00</text:p>
          </table:table-cell>
          <table:table-cell table:style-name="ce24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3" table:formula="of:=IF(ISBLANK([.A30]); 0; SUM([.C30:.C$75])-SUM([.E31:.E$75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3" table:formula="of:=IF(ISBLANK([.A31]); 0; SUM([.C31:.C$75])-SUM([.E32:.E$75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3" table:formula="of:=IF(ISBLANK([.A32]); 0; SUM([.C32:.C$75])-SUM([.E33:.E$75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3" table:formula="of:=IF(ISBLANK([.A33]); 0; SUM([.C33:.C$75])-SUM([.E34:.E$75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3" table:formula="of:=IF(ISBLANK([.A34]); 0; SUM([.C34:.C$75])-SUM([.E35:.E$75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3" table:formula="of:=IF(ISBLANK([.A35]); 0; SUM([.C35:.C$75])-SUM([.E36:.E$75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3" table:formula="of:=IF(ISBLANK([.A36]); 0; SUM([.C36:.C$75])-SUM([.E37:.E$75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3" table:formula="of:=IF(ISBLANK([.A37]); 0; SUM([.C37:.C$75])-SUM([.E38:.E$75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3" table:formula="of:=IF(ISBLANK([.A38]); 0; SUM([.C38:.C$75])-SUM([.E39:.E$75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3" table:formula="of:=IF(ISBLANK([.A39]); 0; SUM([.C39:.C$75])-SUM([.E40:.E$75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3" table:formula="of:=IF(ISBLANK([.A40]); 0; SUM([.C40:.C$75])-SUM([.E41:.E$75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3" table:formula="of:=IF(ISBLANK([.A41]); 0; SUM([.C41:.C$75])-SUM([.E42:.E$75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3" table:formula="of:=IF(ISBLANK([.A42]); 0; SUM([.C42:.C$75])-SUM([.E43:.E$75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3" table:formula="of:=IF(ISBLANK([.A43]); 0; SUM([.C43:.C$75])-SUM([.E44:.E$75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3" table:formula="of:=IF(ISBLANK([.A44]); 0; SUM([.C44:.C$75])-SUM([.E45:.E$75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3" table:formula="of:=IF(ISBLANK([.A45]); 0; SUM([.C45:.C$75])-SUM([.E46:.E$75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3" table:formula="of:=IF(ISBLANK([.A46]); 0; SUM([.C46:.C$75])-SUM([.E47:.E$75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3" table:formula="of:=IF(ISBLANK([.A47]); 0; SUM([.C47:.C$75])-SUM([.E48:.E$75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3" table:formula="of:=IF(ISBLANK([.A48]); 0; SUM([.C48:.C$75])-SUM([.E49:.E$75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3" table:formula="of:=IF(ISBLANK([.A49]); 0; SUM([.C49:.C$75])-SUM([.E50:.E$75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3" table:formula="of:=IF(ISBLANK([.A50]); 0; SUM([.C50:.C$75])-SUM([.E51:.E$75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3" table:formula="of:=IF(ISBLANK([.A51]); 0; SUM([.C51:.C$75])-SUM([.E52:.E$75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3" table:formula="of:=IF(ISBLANK([.A52]); 0; SUM([.C52:.C$75])-SUM([.E53:.E$75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3" table:formula="of:=IF(ISBLANK([.A53]); 0; SUM([.C53:.C$75])-SUM([.E54:.E$75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3" table:formula="of:=IF(ISBLANK([.A54]); 0; SUM([.C54:.C$75])-SUM([.E55:.E$75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3" table:formula="of:=IF(ISBLANK([.A55]); 0; SUM([.C55:.C$75])-SUM([.E56:.E$75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3" table:formula="of:=IF(ISBLANK([.A56]); 0; SUM([.C56:.C$75])-SUM([.E57:.E$75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3" table:formula="of:=IF(ISBLANK([.A57]); 0; SUM([.C57:.C$75])-SUM([.E58:.E$75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3" table:formula="of:=IF(ISBLANK([.A58]); 0; SUM([.C58:.C$75])-SUM([.E59:.E$75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3" table:formula="of:=IF(ISBLANK([.A59]); 0; SUM([.C59:.C$75])-SUM([.E60:.E$75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3" table:formula="of:=IF(ISBLANK([.A60]); 0; SUM([.C60:.C$75])-SUM([.E61:.E$75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3" table:formula="of:=IF(ISBLANK([.A61]); 0; SUM([.C61:.C$75])-SUM([.E62:.E$75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3" table:formula="of:=IF(ISBLANK([.A62]); 0; SUM([.C62:.C$75])-SUM([.E63:.E$75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3" table:formula="of:=IF(ISBLANK([.A63]); 0; SUM([.C63:.C$75])-SUM([.E64:.E$75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3" table:formula="of:=IF(ISBLANK([.A64]); 0; SUM([.C64:.C$75])-SUM([.E65:.E$75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3" table:formula="of:=IF(ISBLANK([.A65]); 0; SUM([.C65:.C$75])-SUM([.E66:.E$75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3" table:formula="of:=IF(ISBLANK([.A66]); 0; SUM([.C66:.C$75])-SUM([.E67:.E$75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3" table:formula="of:=IF(ISBLANK([.A67]); 0; SUM([.C67:.C$75])-SUM([.E68:.E$75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3" table:formula="of:=IF(ISBLANK([.A68]); 0; SUM([.C68:.C$75])-SUM([.E69:.E$75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3" table:formula="of:=IF(ISBLANK([.A69]); 0; SUM([.C69:.C$75])-SUM([.E70:.E$75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3" table:formula="of:=IF(ISBLANK([.A70]); 0; SUM([.C70:.C$75])-SUM([.E71:.E$75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3" table:formula="of:=IF(ISBLANK([.A71]); 0; SUM([.C71:.C$75])-SUM([.E72:.E$75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3" table:formula="of:=IF(ISBLANK([.A72]); 0; SUM([.C72:.C$75])-SUM([.E73:.E$75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3" table:formula="of:=IF(ISBLANK([.A73]); 0; SUM([.C73:.C$75])-SUM([.E74:.E$75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3" table:formula="of:=IF(ISBLANK([.A74]); 0; SUM([.C74:.C$75])-SUM([.E75:.E$75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22"/>
          <table:table-cell table:style-name="ce24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3" table:formula="of:=IF(ISBLANK([.A75]); 0; SUM([.C75:.C$75])-SUM([.E76:.E$75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3" table:formula="of:=SUM([.C16:.C75])" office:value-type="float" office:value="258" calcext:value-type="float">
            <text:p>R 258.00</text:p>
          </table:table-cell>
          <table:table-cell/>
          <table:table-cell table:style-name="ce25" table:formula="of:=SUM([.E16:.E75])" office:value-type="currency" office:currency="ZAR" office:value="258" calcext:value-type="currency">
            <text:p>R 258.00</text:p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3"/>
        <table:table-column table:style-name="co7" table:default-cell-style-name="ce22"/>
        <table:table-column table:style-name="co8" table:default-cell-style-name="ce29"/>
        <table:table-column table:style-name="co2" table:visibility="collapse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style-name="ce26" table:number-columns-spanned="3" table:number-rows-spanned="1"/>
          <table:covered-table-cell table:number-columns-repeated="2" table:style-name="ce26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27" office:value-type="string" calcext:value-type="string">
            <text:p>Default percent change</text:p>
          </table:table-cell>
          <table:table-cell table:style-name="ce28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6]);&quot;&quot;;['Previous Year Financials'.A16])" office:value-type="string" office:string-value="Repairs and Maintenance" calcext:value-type="string">
            <text:p>Repairs and Maintenance</text:p>
          </table:table-cell>
          <table:table-cell table:formula="of:=IF(ISBLANK(['Previous Year Financials'.B16]);&quot;&quot;;['Previous Year Financials'.B16])">
            <text:p/>
          </table:table-cell>
          <table:table-cell table:formula="of:=IF(ISBLANK(['Previous Year Financials'.C16]);&quot;&quot;;['Previous Year Financials'.C16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38.52" calcext:value-type="float">
            <text:p>38.52</text:p>
          </table:table-cell>
        </table:table-row>
        <table:table-row table:style-name="ro3">
          <table:table-cell table:formula="of:=IF(ISBLANK(['Previous Year Financials'.A17]);&quot;&quot;;['Previous Year Financials'.A17])">
            <text:p/>
          </table:table-cell>
          <table:table-cell table:formula="of:=IF(ISBLANK(['Previous Year Financials'.B17]);&quot;&quot;;['Previous Year Financials'.B17])" office:value-type="string" office:string-value="Foo1" calcext:value-type="string">
            <text:p>Foo1</text:p>
          </table:table-cell>
          <table:table-cell table:formula="of:=IF(ISBLANK(['Previous Year Financials'.C17]);&quot;&quot;;['Previous Year Financials'.C17])" office:value-type="float" office:value="6" calcext:value-type="float">
            <text:p>R 6.00</text:p>
          </table:table-cell>
          <table:table-cell table:formula="of:=IF([.C15]=&quot;&quot;;0;(1+[.$B$10])*[.C15])" office:value-type="float" office:value="6.42" calcext:value-type="float">
            <text:p>R 6.42</text:p>
          </table:table-cell>
          <table:table-cell table:formula="of:=IF([.C15]=&quot;&quot;; IF([.D15]=0;&quot;&quot;; &quot;You should not specify an amount.&quot;); [.D15]/[.C15]-1)" office:value-type="percentage" office:value="0.0700000000000001" calcext:value-type="percentage">
            <text:p>7.0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Foo2" calcext:value-type="string">
            <text:p>Foo2</text:p>
          </table:table-cell>
          <table:table-cell table:formula="of:=IF(ISBLANK(['Previous Year Financials'.C18]);&quot;&quot;;['Previous Year Financials'.C18])" office:value-type="float" office:value="12" calcext:value-type="float">
            <text:p>R 12.00</text:p>
          </table:table-cell>
          <table:table-cell table:formula="of:=IF([.C16]=&quot;&quot;;0;(1+[.$B$10])*[.C16])" office:value-type="float" office:value="12.84" calcext:value-type="float">
            <text:p>R 12.84</text:p>
          </table:table-cell>
          <table:table-cell table:formula="of:=IF([.C16]=&quot;&quot;; IF([.D16]=0;&quot;&quot;; &quot;You should not specify an amount.&quot;); [.D16]/[.C16]-1)" office:value-type="percentage" office:value="0.0700000000000001" calcext:value-type="percentage">
            <text:p>7.0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Foo3" calcext:value-type="string">
            <text:p>Foo3</text:p>
          </table:table-cell>
          <table:table-cell table:formula="of:=IF(ISBLANK(['Previous Year Financials'.C19]);&quot;&quot;;['Previous Year Financials'.C19])" office:value-type="float" office:value="13" calcext:value-type="float">
            <text:p>R 13.00</text:p>
          </table:table-cell>
          <table:table-cell table:formula="of:=IF([.C17]=&quot;&quot;;0;(1+[.$B$10])*[.C17])" office:value-type="float" office:value="13.91" calcext:value-type="float">
            <text:p>R 13.91</text:p>
          </table:table-cell>
          <table:table-cell table:formula="of:=IF([.C17]=&quot;&quot;; IF([.D17]=0;&quot;&quot;; &quot;You should not specify an amount.&quot;); [.D17]/[.C17]-1)" office:value-type="percentage" office:value="0.0700000000000001" calcext:value-type="percentage">
            <text:p>7.0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Bar1" calcext:value-type="string">
            <text:p>Bar1</text:p>
          </table:table-cell>
          <table:table-cell table:formula="of:=IF(ISBLANK(['Previous Year Financials'.C22]);&quot;&quot;;['Previous Year Financials'.C22])" office:value-type="float" office:value="5" calcext:value-type="float">
            <text:p>R 5.00</text:p>
          </table:table-cell>
          <table:table-cell table:formula="of:=IF([.C20]=&quot;&quot;;0;(1+[.$B$10])*[.C20])" office:value-type="float" office:value="5.35" calcext:value-type="float">
            <text:p>R 5.35</text:p>
          </table:table-cell>
          <table:table-cell table:formula="of:=IF([.C20]=&quot;&quot;; IF([.D20]=0;&quot;&quot;; &quot;You should not specify an amount.&quot;); [.D20]/[.C20]-1)" office:value-type="percentage" office:value="0.0700000000000001" calcext:value-type="percentage">
            <text:p>7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 office:value-type="string" office:string-value="Baz" calcext:value-type="string">
            <text:p>Baz</text:p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237.54" calcext:value-type="float">
            <text:p>237.54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 office:value-type="string" office:string-value="Baz2" calcext:value-type="string">
            <text:p>Baz2</text:p>
          </table:table-cell>
          <table:table-cell table:formula="of:=IF(ISBLANK(['Previous Year Financials'.C26]);&quot;&quot;;['Previous Year Financials'.C26])" office:value-type="float" office:value="45" calcext:value-type="float">
            <text:p>R 45.00</text:p>
          </table:table-cell>
          <table:table-cell table:formula="of:=IF([.C24]=&quot;&quot;;0;(1+[.$B$10])*[.C24])" office:value-type="float" office:value="48.15" calcext:value-type="float">
            <text:p>R 48.15</text:p>
          </table:table-cell>
          <table:table-cell table:formula="of:=IF([.C24]=&quot;&quot;; IF([.D24]=0;&quot;&quot;; &quot;You should not specify an amount.&quot;); [.D24]/[.C24]-1)" office:value-type="percentage" office:value="0.0700000000000001" calcext:value-type="percentage">
            <text:p>7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Baz3" calcext:value-type="string">
            <text:p>Baz3</text:p>
          </table:table-cell>
          <table:table-cell table:formula="of:=IF(ISBLANK(['Previous Year Financials'.C27]);&quot;&quot;;['Previous Year Financials'.C27])" office:value-type="float" office:value="123" calcext:value-type="float">
            <text:p>R 123.00</text:p>
          </table:table-cell>
          <table:table-cell table:formula="of:=IF([.C25]=&quot;&quot;;0;(1+[.$B$10])*[.C25])" office:value-type="float" office:value="131.61" calcext:value-type="float">
            <text:p>R 131.61</text:p>
          </table:table-cell>
          <table:table-cell table:formula="of:=IF([.C25]=&quot;&quot;; IF([.D25]=0;&quot;&quot;; &quot;You should not specify an amount.&quot;); [.D25]/[.C25]-1)" office:value-type="percentage" office:value="0.0700000000000001" calcext:value-type="percentage">
            <text:p>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Baz4" calcext:value-type="string">
            <text:p>Baz4</text:p>
          </table:table-cell>
          <table:table-cell table:formula="of:=IF(ISBLANK(['Previous Year Financials'.C28]);&quot;&quot;;['Previous Year Financials'.C28])" office:value-type="float" office:value="1" calcext:value-type="float">
            <text:p>R 1.00</text:p>
          </table:table-cell>
          <table:table-cell table:formula="of:=IF([.C26]=&quot;&quot;;0;(1+[.$B$10])*[.C26])" office:value-type="float" office:value="1.07" calcext:value-type="float">
            <text:p>R 1.07</text:p>
          </table:table-cell>
          <table:table-cell table:formula="of:=IF([.C26]=&quot;&quot;; IF([.D26]=0;&quot;&quot;; &quot;You should not specify an amount.&quot;); [.D26]/[.C26]-1)" office:value-type="percentage" office:value="0.0700000000000001" calcext:value-type="percentage">
            <text:p>7.0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Baz5" calcext:value-type="string">
            <text:p>Baz5</text:p>
          </table:table-cell>
          <table:table-cell table:formula="of:=IF(ISBLANK(['Previous Year Financials'.C29]);&quot;&quot;;['Previous Year Financials'.C29])" office:value-type="float" office:value="44" calcext:value-type="float">
            <text:p>R 44.00</text:p>
          </table:table-cell>
          <table:table-cell table:formula="of:=IF([.C27]=&quot;&quot;;0;(1+[.$B$10])*[.C27])" office:value-type="float" office:value="47.08" calcext:value-type="float">
            <text:p>R 47.08</text:p>
          </table:table-cell>
          <table:table-cell table:formula="of:=IF([.C27]=&quot;&quot;; IF([.D27]=0;&quot;&quot;; &quot;You should not specify an amount.&quot;); [.D27]/[.C27]-1)" office:value-type="percentage" office:value="0.0700000000000001" calcext:value-type="percentage">
            <text:p>7.0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Baz1" calcext:value-type="string">
            <text:p>Baz1</text:p>
          </table:table-cell>
          <table:table-cell table:formula="of:=IF(ISBLANK(['Previous Year Financials'.C30]);&quot;&quot;;['Previous Year Financials'.C30])" office:value-type="float" office:value="9" calcext:value-type="float">
            <text:p>R 9.00</text:p>
          </table:table-cell>
          <table:table-cell table:formula="of:=IF([.C28]=&quot;&quot;;0;(1+[.$B$10])*[.C28])" office:value-type="float" office:value="9.63" calcext:value-type="float">
            <text:p>R 9.63</text:p>
          </table:table-cell>
          <table:table-cell table:formula="of:=IF([.C28]=&quot;&quot;; IF([.D28]=0;&quot;&quot;; &quot;You should not specify an amount.&quot;); [.D28]/[.C28]-1)" office:value-type="percentage" office:value="0.0700000000000001" calcext:value-type="percentage">
            <text:p>7.0%</text:p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258" calcext:value-type="float">
            <text:p>258</text:p>
          </table:table-cell>
          <table:table-cell table:style-name="Default" table:formula="of:=SUM([.D14:.D73])" office:value-type="float" office:value="276.06" calcext:value-type="float">
            <text:p>276.06</text:p>
          </table:table-cell>
          <table:table-cell table:style-name="Default" table:formula="of:=IF([.C74]=&quot;&quot;; &quot;&quot;; [.D74]/[.C74]-1)" office:value-type="float" office:value="0.0700000000000001" calcext:value-type="float">
            <text:p>0.07</text:p>
          </table:table-cell>
          <table:table-cell table:formula="of:=SUM([.F14:.F73])" office:value-type="float" office:value="276.06" calcext:value-type="float">
            <text:p>276.06</text:p>
          </table:table-cell>
        </table:table-row>
      </table:table>
      <table:table table:name="Budget Summary" table:style-name="ta1">
        <table:table-column table:style-name="co9" table:default-cell-style-name="ce30"/>
        <table:table-column table:style-name="co10" table:default-cell-style-name="ce30"/>
        <table:table-column table:style-name="co2" table:default-cell-style-name="ce30"/>
        <table:table-column table:style-name="co11" table:number-columns-repeated="2" table:default-cell-style-name="ce30"/>
        <table:table-column table:style-name="co2" table:default-cell-style-name="ce30"/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Default" table:formula="of:=['Budget Planner'.D74]" office:value-type="float" office:value="276.06" calcext:value-type="float">
            <text:p>276.0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Default" table:formula="of:=['Budget Planner'.C74]" office:value-type="float" office:value="258" calcext:value-type="float">
            <text:p>258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Default" table:formula="of:=[.B1]/[.B2]-1" office:value-type="float" office:value="0.0700000000000001" calcext:value-type="float">
            <text:p>0.07</text:p>
          </table:table-cell>
          <table:table-cell table:style-name="Default" table:number-columns-repeated="4"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Budget by category</text:p>
          </table:table-cell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Percentage of Total</text:p>
          </table:table-cell>
          <table:table-cell table:style-name="Default"/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Change (%)</text:p>
          </table:table-cell>
        </table:table-row>
        <table:table-row table:style-name="ro3">
          <table:table-cell table:formula="of:=INDEX(['Previous Year Financials'.A$16:'Previous Year Financials'.A$201];['Previous Year Financials'.I16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6])" office:value-type="float" office:value="38.52" calcext:value-type="float">
            <text:p>38.52</text:p>
          </table:table-cell>
          <table:table-cell table:formula="of:=[.B7]/[.$B$1]" office:value-type="float" office:value="0.13953488372093" calcext:value-type="float">
            <text:p>0.14</text:p>
          </table:table-cell>
          <table:table-cell/>
          <table:table-cell table:formula="of:=INDEX(['Previous Year Financials'.E$16:'Previous Year Financials'.E$185];['Previous Year Financials'.I16])" office:value-type="float" office:value="36" calcext:value-type="float">
            <text:p>36.00</text:p>
          </table:table-cell>
          <table:table-cell table:formula="of:=IF([.B7]&lt;&gt;0;[.B7]/[.E7]-1;&quot;&quot;)" office:value-type="float" office:value="0.0699999999999994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7])" office:value-type="string" office:string-value="Baz" calcext:value-type="string">
            <text:p>Baz</text:p>
          </table:table-cell>
          <table:table-cell table:formula="of:=INDEX(['Budget Planner'.F$14:'Budget Planner'.F$181];['Previous Year Financials'.I17])" office:value-type="float" office:value="237.54" calcext:value-type="float">
            <text:p>237.54</text:p>
          </table:table-cell>
          <table:table-cell table:formula="of:=[.B8]/[.$B$1]" office:value-type="float" office:value="0.86046511627907" calcext:value-type="float">
            <text:p>0.86</text:p>
          </table:table-cell>
          <table:table-cell/>
          <table:table-cell table:formula="of:=INDEX(['Previous Year Financials'.E$16:'Previous Year Financials'.E$185];['Previous Year Financials'.I17])" office:value-type="float" office:value="222" calcext:value-type="float">
            <text:p>222.00</text:p>
          </table:table-cell>
          <table:table-cell table:formula="of:=IF([.B8]&lt;&gt;0;[.B8]/[.E8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18])" office:value-type="float" office:value="0" calcext:value-type="float">
            <text:p/>
          </table:table-cell>
          <table:table-cell table:formula="of:=IF([.B9]&lt;&gt;0;[.B9]/[.E9]-1;&quot;&quot;)">
            <text:p/>
          </table:table-cell>
        </table:table-row>
        <table:table-row table:style-name="ro3">
          <table:table-cell table:formula="of:=INDEX(['Previous Year Financials'.A$16:'Previous Year Financials'.A$201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19])" office:value-type="float" office:value="0" calcext:value-type="float">
            <text:p/>
          </table:table-cell>
          <table:table-cell table:formula="of:=IF([.B10]&lt;&gt;0;[.B10]/[.E10]-1;&quot;&quot;)">
            <text:p/>
          </table:table-cell>
        </table:table-row>
        <table:table-row table:style-name="ro3">
          <table:table-cell table:formula="of:=INDEX(['Previous Year Financials'.A$16:'Previous Year Financials'.A$201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0])" office:value-type="float" office:value="0" calcext:value-type="float">
            <text:p/>
          </table:table-cell>
          <table:table-cell table:formula="of:=IF([.B11]&lt;&gt;0;[.B11]/[.E1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1])" office:value-type="float" office:value="0" calcext:value-type="float">
            <text:p/>
          </table:table-cell>
          <table:table-cell table:formula="of:=IF([.B12]&lt;&gt;0;[.B12]/[.E1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2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3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1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4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1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5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1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6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1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7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1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8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9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0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1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2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3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2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4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2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5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2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6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2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7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2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8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9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0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1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2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3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3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4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3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5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3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6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3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7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3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8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9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0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1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2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3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4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4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4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5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4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6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4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7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4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8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9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0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1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2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3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5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4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5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5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5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6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5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7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5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8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9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0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1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2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3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</table:table-row>
        <table:table-row table:style-name="ro3">
          <table:table-cell/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6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4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</table:table-row>
        <table:table-row table:style-name="ro3">
          <table:table-cell table:style-name="Default"/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style-name="Default" table:number-columns-repeated="2"/>
          <table:table-cell table:style-name="ce23" table:formula="of:=INDEX(['Previous Year Financials'.E$16:'Previous Year Financials'.E$185];['Previous Year Financials'.I75])" office:value-type="float" office:value="0" calcext:value-type="float">
            <text:p/>
          </table:table-cell>
          <table:table-cell table:style-name="Default" table:formula="of:=IF([.B66]&lt;&gt;0;[.B66]/[.E66]-1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2:04:25.738491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2:30:00.747475122</dc:date>
    <meta:editing-duration>PT6H42M51S</meta:editing-duration>
    <meta:editing-cycles>27</meta:editing-cycles>
    <meta:generator>LibreOffice/5.0.6.2$Linux_X86_64 LibreOffice_project/00$Build-2</meta:generator>
    <meta:document-statistic meta:table-count="4" meta:cell-count="1458" meta:object-count="0"/>
  </office:meta>
</office:document-meta>
</file>